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master-page-name="">
      <style:paragraph-properties fo:margin-left="0in" fo:margin-right="0in" fo:line-height="100%" fo:text-align="end" style:justify-single-word="false" fo:text-indent="0in" style:auto-text-indent="false" style:page-number="auto" style:shadow="none"/>
      <style:text-properties style:font-name="Courier New"/>
    </style:style>
    <style:style style:name="P2" style:family="paragraph" style:parent-style-name="Standard">
      <style:paragraph-properties fo:margin-left="0in" fo:margin-right="0in" fo:line-height="200%" fo:text-indent="0in" style:auto-text-indent="false" style:shadow="none"/>
      <style:text-properties style:font-name="Courier New"/>
    </style:style>
    <style:style style:name="P3" style:family="paragraph" style:parent-style-name="Standard">
      <style:paragraph-properties fo:margin-left="0in" fo:margin-right="0in" fo:line-height="200%" fo:text-align="center" style:justify-single-word="false" fo:text-indent="0in" style:auto-text-indent="false" style:shadow="none"/>
      <style:text-properties style:font-name="Courier New"/>
    </style:style>
    <style:style style:name="P4" style:family="paragraph" style:parent-style-name="Header">
      <style:paragraph-properties fo:margin-left="0in" fo:margin-right="0in" fo:line-height="100%" fo:text-indent="0in" style:auto-text-indent="false" style:shadow="none"/>
      <style:text-properties style:font-name="Courier New"/>
    </style:style>
    <style:style style:name="P5" style:family="paragraph" style:parent-style-name="Standard">
      <style:paragraph-properties fo:margin-left="0in" fo:margin-right="0in" fo:line-height="200%" fo:text-indent="0.5in" style:auto-text-indent="false" style:shadow="none"/>
      <style:text-properties style:font-name="Courier New"/>
    </style:style>
    <style:style style:name="P6" style:family="paragraph" style:parent-style-name="Standard">
      <style:paragraph-properties fo:margin-left="0in" fo:margin-right="0in" fo:line-height="200%" fo:text-align="start" style:justify-single-word="false" fo:text-indent="0.5in" style:auto-text-indent="false" style:shadow="none"/>
      <style:text-properties style:font-name="Courier New"/>
    </style:style>
    <style:style style:name="P7" style:family="paragraph" style:parent-style-name="chapter_20_title_20_after_20_first">
      <style:paragraph-properties fo:break-before="page"/>
    </style:style>
    <style:style style:name="P8" style:family="paragraph" style:parent-style-name="Header" style:master-page-name="First_20_Page">
      <style:paragraph-properties fo:margin-left="0in" fo:margin-right="0in" fo:line-height="100%" fo:text-indent="0in" style:auto-text-indent="false" style:page-number="auto" style:shadow="none"/>
      <style:text-properties style:font-name="Courier New"/>
    </style:style>
    <style:style style:name="T1" style:family="text">
      <style:text-properties style:text-underline-style="solid" style:text-underline-width="auto" style:text-underline-color="font-color"/>
    </style:style>
    <style:style style:name="T2" style:family="text">
      <style:text-properties officeooo:rsid="001d09a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Mark Ellis <text:s text:c="47"/>99666 words</text:p>
      <text:p text:style-name="P4">308 Prince Street, Apt <text:span text:style-name="T2">410</text:span></text:p>
      <text:p text:style-name="P4">Saint Paul, MN 55101</text:p>
      <text:p text:style-name="P4">gliftor@gmail.com</text:p>
      <text:p text:style-name="P5"/>
      <text:p text:style-name="P5"/>
      <text:p text:style-name="P5"/>
      <text:p text:style-name="P5"/>
      <text:p text:style-name="P5"/>
      <text:p text:style-name="P5"/>
      <text:p text:style-name="P5"/>
      <text:p text:style-name="P3"/>
      <text:p text:style-name="P3"/>
      <text:p text:style-name="title">Because You Took Advantage of a Sinner</text:p>
      <text:p text:style-name="subtitle">by Bevis K. Butthead</text:p>
      <text:p text:style-name="chapter_20_one_20_title">Chapter One</text:p>
      <text:p text:style-name="P6">Several years ago, when I was driving a better car, smoking better tobacco, and feeling somewhat better about life among my fellow human creatures, I was contacted by a man who seemed to know almost too much about Bolivian agriculture. He initially seemed eager to share all that he knew; only later did I find that his natural tendency was to wrap bits of truth in a fabric of <text:span text:style-name="T1">irrelevant</text:span> facts and carelessly offered speculation.</text:p>
      <text:p text:style-name="P6">"Why," I asked, "do you insist upon riding a horse to work?"</text:p>
      <text:p text:style-name="P6">I might as well have been talking to a chair.</text:p>
      <text:p text:style-name="P6"><text:soft-page-break/>Once upon a time, I would have been. It matters, because there were too many of them and too few of us. I really mean it. Not even the best duck can stand so tall before the world's most devilish parasites.</text:p>
      <text:p text:style-name="Standard">In the event of something happening to me / there is something I would like you all to see / it's just a photograph of someone that I knew...</text:p>
      <text:p text:style-name="divider"><text:tab/><text:tab/><text:tab/><text:tab/><text:tab/>#</text:p>
      <text:p text:style-name="P5">Several days later, plump, stately Billy Rubin sailed under the bridge with all the nobility he could muster.</text:p>
      <text:p text:style-name="P7">Chapter Two</text:p>
      <text:p text:style-name="Standard">Over the past few years ARM-based processors have been getting more and more powerful, while chip makers have been working to make x86 chips more power efficient. So it should come as no surprise that we’ll soon see smartphones and tablets with Intel chips. But we may also see laptop and desktop computers with ARM processors one day - or at least very powerful phones and tablets. </text:p>
      <text:p text:style-name="Standard">The folks at Phoronix decided to compare a group of computers with Intel and ARM processors by loading up Ubuntu Linux 12.04 alpha and running a series of benchmarks. Ubuntu makes a good choice, because there are versions of the operating <text:soft-page-break/>system optimized to run on ARM or x86. </text:p>
      <text:p text:style-name="Standard">Unfortunately the benchmarks are sort of skewed by what hardware the author seemed to have lying around, because it pits a device with one of the newest Texas Instruments ARM-based processors against a PC with one of the oldest Intel Atom chips.* But the results are still kind of interesting. </text:p>
      <text:p text:style-name="Standard">In a nutshell, the system with a 1 GHz TI OMAP 4460 dual core processor came out ahead of the netbook with a 1.6 GHz Intel Atom N270 chip in some of the benchmarks, and came out behind in others. </text:p>
      <text:p text:style-name="Standard">For instance, the OMAP system was almost ridiculously slow when encoding video with FFMPEG, but it was almost as fast as the Atom system with H.264 video encoding. The ARM system actually came out ahead in audio encoding tests as well as some other benchmarks. </text:p>
      <text:p text:style-name="Standard">In other words, depending on what you’re using it for, a computer with a modern ARM-based CPU might function about as well as one with a 4-year-old low power x86 processor. Yeah, that’s faint praise, but to be honest, today’s Atom processors aren’t much faster than those released in 2008 (although Intel has moved to dual-core chips). </text:p>
      <text:p text:style-name="Standard">But perhaps we could see netbooks, low power desktops, or other computers with ARM-based processors one day. While these <text:soft-page-break/>tests were run on Ubuntu Linux, there are other operating systems that can run on both ARM and x86 architecture - including Windows 8, which will be released later this year. </text:p>
      <text:p text:style-name="P2"/>
      <text:p text:style-name="P5"><text:tab/><text:tab/><text:tab/><text:tab/><text:tab/>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line-height="200%" fo:text-indent="0.5in" style:auto-text-indent="false" style:shadow="none"/>
      <style:text-properties style:font-name="Courier New" fo:font-family="'Courier New'"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chapter_20_title" style:display-name="chapter title" style:family="paragraph" style:parent-style-name="Standard" style:class="text">
      <style:paragraph-properties fo:margin-left="0in" fo:margin-right="0in" fo:line-height="200%" fo:text-align="center" style:justify-single-word="false" fo:text-indent="0in" style:auto-text-indent="false" style:shadow="none"/>
      <style:text-properties style:font-name="Courier New" fo:font-family="'Courier New'" style:font-family-generic="swiss" style:font-pitch="variable"/>
    </style:style>
    <style:style style:name="subtitle" style:family="paragraph" style:parent-style-name="chapter_20_title" style:class="text"/>
    <style:style style:name="title" style:family="paragraph" style:parent-style-name="subtitle" style:class="text"/>
    <style:style style:name="chapter_20_title_20_after_20_first" style:display-name="chapter title after first" style:family="paragraph" style:parent-style-name="chapter_20_title" style:class="text">
      <style:paragraph-properties fo:margin-top="3.9402in" fo:margin-bottom="0.25in" style:contextual-spacing="false"/>
    </style:style>
    <style:style style:name="chapter_20_one_20_title" style:display-name="chapter one title" style:family="paragraph" style:parent-style-name="chapter_20_title" style:class="text">
      <style:paragraph-properties fo:margin-top="0.5in" fo:margin-bottom="0.25in" style:contextual-spacing="false"/>
    </style:style>
    <style:style style:name="divider" style:family="paragraph" style:parent-style-name="Standard" style:class="text">
      <style:paragraph-properties fo:margin-left="0in" fo:margin-right="0in" fo:line-height="200%" fo:text-indent="0.5in" style:auto-text-indent="false" style:shadow="none"/>
      <style:text-properties style:font-name="Courier New" fo:font-family="'Courier New'"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fo:margin-left="0in" fo:margin-right="0in" fo:line-height="100%" fo:text-align="end" style:justify-single-word="false" fo:text-indent="0in" style:auto-text-indent="false" style:page-number="auto" style:shadow="none"/>
      <style:text-properties style:font-name="Courier New"/>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Mark Ellis / Because You Took Advantage of a Sinner / <text:page-number text:select-page="current">5</text:page-number></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 Ellis</meta:initial-creator>
    <meta:creation-date>2012-10-18T21:07:53.90</meta:creation-date>
    <dc:date>2014-10-11T13:59:43.804611496</dc:date>
    <dc:creator>gliftor draken</dc:creator>
    <meta:editing-duration>PT42M32S</meta:editing-duration>
    <meta:editing-cycles>6</meta:editing-cycles>
    <meta:generator>LibreOffice/4.2.6.3$Linux_x86 LibreOffice_project/420m0$Build-3</meta:generator>
    <meta:document-statistic meta:table-count="0" meta:image-count="0" meta:object-count="0" meta:page-count="5" meta:paragraph-count="24" meta:word-count="586" meta:character-count="3316" meta:non-whitespace-character-count="2690"/>
  </office:meta>
</office:document-meta>
</file>